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2.102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3.437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4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2.038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766cm" fo:min-width="4.953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912cm" fo:min-width="3.01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016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standard">
      <style:graphic-properties svg:stroke-color="#000000" draw:fill-color="#cf00ff" draw:textarea-horizontal-align="justify" draw:textarea-vertical-align="middle" draw:auto-grow-height="false" fo:min-height="0.912cm" fo:min-width="3.517cm"/>
    </style:style>
    <style:style style:name="gr5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2.54cm" svg:x="27.443cm" svg:y="33.385cm">
          <text:p text:style-name="P1"><text:span text:style-name="T1">diagDiphotCa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937cm" svg:height="2.032cm" svg:x="32.742cm" svg:y="30.1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334cm" svg:height="5.559cm" svg:x="25.819cm" svg:y="27.4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</text:span><text:span text:style-name="T3">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6.0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7.0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905cm" svg:x="12.297cm" svg:y="1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7.1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8.1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7.618cm" draw:start-shape="id6" draw:start-glue-point="7" draw:end-shape="id7" svg:d="M18153 13583h1601v4035h1399" svg:viewBox="0 0 3001 4036">
          <text:p/>
        </draw:connector>
        <draw:custom-shape draw:style-name="gr15" draw:text-style-name="P15" xml:id="id40" draw:id="id40" draw:layer="layout" svg:width="3.866cm" svg:height="1.016cm" svg:x="21.092cm" svg:y="18.5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9.5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21.0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20.0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4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4.508cm" draw:start-shape="id12" draw:start-glue-point="6" draw:end-shape="id13" draw:end-glue-point="4" svg:d="M29526 12303v502l-368 1202v501" svg:viewBox="0 0 369 2206">
          <text:p/>
        </draw:connector>
        <draw:connector draw:style-name="gr22" draw:text-style-name="P14" draw:layer="layout" draw:type="lines" svg:x1="29.158cm" svg:y1="15.524cm" svg:x2="29.145cm" svg:y2="18.172cm" draw:start-shape="id13" draw:start-glue-point="6" draw:end-shape="id14" draw:end-glue-point="4" svg:d="M29158 15524v502l-13 1644v502" svg:viewBox="0 0 14 2649">
          <text:p/>
        </draw:connector>
        <draw:custom-shape draw:style-name="gr23" draw:text-style-name="P16" xml:id="id15" draw:id="id15" draw:layer="layout" svg:width="4.699cm" svg:height="1.016cm" svg:x="31.361cm" svg:y="12.8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3.711cm" svg:y2="12.857cm" draw:start-shape="id12" draw:start-glue-point="7" draw:end-shape="id15" draw:end-glue-point="4" svg:d="M31368 11541h501l1842 815v501" svg:viewBox="0 0 2344 13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9.7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8.3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21.3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6.9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1.953cm" svg:x2="9.009cm" svg:y2="2.351cm" draw:start-shape="id1" draw:start-glue-point="5" draw:end-shape="id31" draw:end-glue-point="7" svg:d="M12297 1953h-502l-2244 398h-542" svg:viewBox="0 0 3289 399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7.618cm" svg:x2="27.304cm" svg:y2="18.616cm" draw:start-shape="id7" draw:start-glue-point="7" draw:end-shape="id14" svg:d="M24836 17618h541l1425 998h502" svg:viewBox="0 0 2469 999">
          <text:p/>
        </draw:connector>
        <draw:connector draw:style-name="gr13" draw:text-style-name="P14" draw:layer="layout" draw:type="lines" svg:x1="27.304cm" svg:y1="18.616cm" svg:x2="24.958cm" svg:y2="19.08cm" draw:start-shape="id14" draw:start-glue-point="5" draw:end-shape="id40" draw:end-glue-point="7" svg:d="M27304 18616h-502l-1342 464h-502" svg:viewBox="0 0 2347 465">
          <text:p/>
        </draw:connector>
        <draw:connector draw:style-name="gr13" draw:text-style-name="P14" draw:layer="layout" draw:type="lines" svg:x1="24.958cm" svg:y1="19.08cm" svg:x2="27.304cm" svg:y2="20.021cm" draw:start-shape="id40" draw:start-glue-point="7" draw:end-shape="id41" draw:end-glue-point="5" svg:d="M24958 19080h502l1342 941h502" svg:viewBox="0 0 2347 942">
          <text:p/>
        </draw:connector>
        <draw:connector draw:style-name="gr13" draw:text-style-name="P14" draw:layer="layout" draw:type="lines" svg:x1="27.304cm" svg:y1="20.021cm" svg:x2="24.959cm" svg:y2="20.581cm" draw:start-shape="id41" draw:start-glue-point="5" draw:end-shape="id42" svg:d="M27304 20021h-502l-1341 560h-502" svg:viewBox="0 0 2346 561">
          <text:p/>
        </draw:connector>
        <draw:connector draw:style-name="gr13" draw:text-style-name="P14" draw:layer="layout" draw:type="lines" svg:x1="24.959cm" svg:y1="20.581cm" svg:x2="27.304cm" svg:y2="21.521cm" draw:start-shape="id42" draw:start-glue-point="7" draw:end-shape="id43" draw:end-glue-point="5" svg:d="M24959 20581h502l1341 940h502" svg:viewBox="0 0 2346 941">
          <text:p/>
        </draw:connector>
        <draw:connector draw:style-name="gr13" draw:text-style-name="P14" draw:layer="layout" draw:type="lines" svg:x1="30.987cm" svg:y1="21.521cm" svg:x2="32.992cm" svg:y2="17.498cm" draw:start-shape="id43" draw:start-glue-point="7" draw:end-shape="id44" draw:end-glue-point="5" svg:d="M30987 21521h501l1003-4023h501" svg:viewBox="0 0 2006 4024">
          <text:p/>
        </draw:connector>
        <draw:connector draw:style-name="gr13" draw:text-style-name="P14" draw:layer="layout" draw:type="lines" svg:x1="30.987cm" svg:y1="21.521cm" svg:x2="33.048cm" svg:y2="18.895cm" draw:start-shape="id43" draw:start-glue-point="7" draw:end-shape="id45" draw:end-glue-point="5" svg:d="M30987 21521h501l1059-2626h501" svg:viewBox="0 0 2062 2627">
          <text:p/>
        </draw:connector>
        <draw:connector draw:style-name="gr13" draw:text-style-name="P14" draw:layer="layout" draw:type="lines" svg:x1="30.987cm" svg:y1="21.521cm" svg:x2="32.992cm" svg:y2="20.292cm" draw:start-shape="id43" draw:start-glue-point="7" draw:end-shape="id46" draw:end-glue-point="5" svg:d="M30987 21521h501l1003-1229h501" svg:viewBox="0 0 2006 1230">
          <text:p/>
        </draw:connector>
        <draw:connector draw:style-name="gr13" draw:text-style-name="P14" draw:layer="layout" draw:line-skew="0.295cm" svg:x1="18.153cm" svg:y1="13.583cm" svg:x2="20.805cm" svg:y2="23.487cm" draw:start-shape="id6" draw:start-glue-point="7" draw:end-shape="id47" draw:end-glue-point="5" svg:d="M18153 13583h1601v9904h1051" svg:viewBox="0 0 2653 9905">
          <text:p/>
        </draw:connector>
        <draw:custom-shape draw:style-name="gr11" draw:text-style-name="P12" xml:id="id48" draw:id="id48" draw:layer="layout" svg:width="3.683cm" svg:height="0.889cm" svg:x="27.316cm" svg:y="22.4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3.487cm" svg:x2="27.316cm" svg:y2="22.896cm" draw:start-shape="id47" draw:start-glue-point="7" draw:end-shape="id48" draw:end-glue-point="5" svg:d="M25504 23487h541l769-591h502" svg:viewBox="0 0 1813 592">
          <text:p/>
        </draw:connector>
        <draw:custom-shape draw:style-name="gr40" draw:text-style-name="P27" xml:id="id47" draw:id="id47" draw:layer="layout" svg:width="4.699cm" svg:height="0.702cm" svg:x="20.805cm" svg:y="23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833cm" svg:y="25.6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701cm" svg:y="25.44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3.838cm" svg:x2="23.542cm" svg:y2="25.44cm" draw:start-shape="id47" draw:start-glue-point="6" draw:end-shape="id49" draw:end-glue-point="4" svg:d="M23155 23838v542l387 558v502" svg:viewBox="0 0 388 1603">
          <text:p text:style-name="P3"><text:span text:style-name="T4">on MC data</text:span></text:p>
        </draw:connector>
        <draw:connector draw:style-name="gr13" draw:text-style-name="P14" draw:layer="layout" draw:type="lines" svg:x1="25.384cm" svg:y1="25.884cm" svg:x2="26.833cm" svg:y2="26.148cm" draw:start-shape="id49" draw:start-glue-point="7" draw:end-shape="id50" draw:end-glue-point="5" svg:d="M25384 25884h501l447 264h501" svg:viewBox="0 0 1450 265">
          <text:p/>
        </draw:connector>
        <draw:connector draw:style-name="gr13" draw:text-style-name="P14" draw:layer="layout" draw:type="lines" svg:x1="29.157cm" svg:y1="23.341cm" svg:x2="28.766cm" svg:y2="25.64cm" draw:start-shape="id48" draw:start-glue-point="6" draw:end-shape="id50" svg:d="M29157 23341v501l-391 1297v501" svg:viewBox="0 0 392 2300">
          <text:p/>
        </draw:connector>
        <draw:custom-shape draw:style-name="gr11" draw:text-style-name="P12" xml:id="id51" draw:id="id51" draw:layer="layout" svg:width="3.683cm" svg:height="0.889cm" svg:x="26.735cm" svg:y="28.5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501cm" svg:y="29.1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735cm" svg:y="29.9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29.032cm" svg:x2="25.111cm" svg:y2="29.704cm" draw:start-shape="id51" draw:start-glue-point="5" draw:end-shape="id52" draw:end-glue-point="7" svg:d="M26735 29032h-502l-620 672h-502" svg:viewBox="0 0 1625 673">
          <text:p/>
        </draw:connector>
        <draw:connector draw:style-name="gr13" draw:text-style-name="P14" draw:layer="layout" draw:type="lines" svg:x1="25.111cm" svg:y1="29.704cm" svg:x2="26.735cm" svg:y2="30.429cm" draw:start-shape="id52" draw:start-glue-point="7" draw:end-shape="id53" draw:end-glue-point="5" svg:d="M25111 29704h502l620 725h502" svg:viewBox="0 0 1625 726">
          <text:p/>
        </draw:connector>
        <draw:custom-shape draw:style-name="gr44" draw:text-style-name="P4" xml:id="id55" draw:id="id55" draw:layer="layout" svg:width="4.197cm" svg:height="1.016cm" svg:x="32.588cm" svg:y="28.9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538cm" svg:height="1.016cm" svg:x="33.504cm" svg:y="30.9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153cm" svg:y1="30.224cm" svg:x2="32.588cm" svg:y2="29.434cm" draw:start-shape="id54" draw:end-shape="id55" draw:end-glue-point="5" svg:d="M31153 30224h502l431-790h502" svg:viewBox="0 0 1436 791">
          <text:p/>
        </draw:connector>
        <draw:connector draw:style-name="gr13" draw:text-style-name="P14" draw:layer="layout" draw:type="lines" svg:x1="31.153cm" svg:y1="30.224cm" svg:x2="32.742cm" svg:y2="31.147cm" draw:start-shape="id54" draw:end-shape="id56" draw:end-glue-point="5" svg:d="M31153 30224h502l585 923h502" svg:viewBox="0 0 1590 924">
          <text:p/>
        </draw:connector>
        <draw:connector draw:style-name="gr13" draw:text-style-name="P14" draw:layer="layout" draw:type="lines" svg:x1="28.766cm" svg:y1="26.656cm" svg:x2="28.576cm" svg:y2="28.588cm" draw:start-shape="id50" draw:start-glue-point="6" draw:end-shape="id51" draw:end-glue-point="4" svg:d="M28766 26656v502l-190 928v502" svg:viewBox="0 0 191 1933">
          <text:p/>
        </draw:connector>
        <draw:custom-shape draw:style-name="gr46" draw:text-style-name="P26" xml:id="id57" draw:id="id57" draw:layer="layout" svg:width="5.453cm" svg:height="1.016cm" svg:x="21.066cm" svg:y="35.6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6.148cm" draw:start-shape="id6" draw:start-glue-point="7" draw:end-shape="id57" draw:end-glue-point="5" svg:d="M18153 13583h1580v22565h1333" svg:viewBox="0 0 2914 22566">
          <text:p/>
        </draw:connector>
        <draw:custom-shape draw:style-name="gr47" draw:text-style-name="P12" xml:id="id62" draw:id="id62" draw:layer="layout" svg:width="3.81cm" svg:height="0.643cm" svg:x="28.097cm" svg:y="35.0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19cm" svg:y1="36.148cm" svg:x2="28.098cm" svg:y2="36.658cm" draw:start-shape="id57" draw:start-glue-point="7" draw:end-shape="id58" draw:end-glue-point="5" svg:d="M26519 36148h553l525 510h501" svg:viewBox="0 0 1580 511">
          <text:p/>
        </draw:connector>
        <draw:connector draw:style-name="gr13" draw:text-style-name="P14" draw:layer="layout" draw:type="lines" svg:x1="30.999cm" svg:y1="22.896cm" svg:x2="32.75cm" svg:y2="21.868cm" draw:start-shape="id48" draw:start-glue-point="7" draw:end-shape="id59" draw:end-glue-point="5" svg:d="M30999 22896h501l749-1028h501" svg:viewBox="0 0 1752 10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9" xml:id="id61" draw:id="id61" draw:layer="layout" svg:width="4.166cm" svg:height="1.016cm" svg:x="32.751cm" svg:y="22.4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896cm" svg:x2="32.751cm" svg:y2="22.969cm" draw:start-shape="id48" draw:start-glue-point="7" draw:end-shape="id61" svg:d="M30999 22896h501l750 73h501" svg:viewBox="0 0 1753 74">
          <text:p/>
        </draw:connector>
        <draw:custom-shape draw:style-name="gr49" draw:text-style-name="P26" xml:id="id63" draw:id="id63" draw:layer="layout" svg:width="3.516cm" svg:height="1.162cm" svg:x="33.377cm" svg:y="34.274cm">
          <text:p text:style-name="P3"><text:span text:style-name="T2">diphotonFit.cpp</text:span></text:p>
          <text:p text:style-name="P3"><text:span text:style-name="T5">(calculate purity)</text:span></text:p>
          <text:p text:style-name="P3"><text:span text:style-name="T5">[ cf. sWeight above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4" draw:id="id64" draw:layer="layout" svg:width="3.81cm" svg:height="0.66cm" svg:x="28.097cm" svg:y="34.2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907cm" svg:y1="35.339cm" svg:x2="33.377cm" svg:y2="34.855cm" draw:start-shape="id62" draw:start-glue-point="7" draw:end-shape="id63" draw:end-glue-point="5" svg:d="M31907 35339h502l467-484h501" svg:viewBox="0 0 1471 485">
          <text:p/>
        </draw:connector>
        <draw:connector draw:style-name="gr13" draw:text-style-name="P14" draw:layer="layout" draw:type="lines" svg:x1="33.377cm" svg:y1="34.855cm" svg:x2="31.907cm" svg:y2="34.531cm" draw:start-shape="id63" draw:start-glue-point="5" draw:end-shape="id64" draw:end-glue-point="7" svg:d="M33377 34855h-501l-467-324h-502" svg:viewBox="0 0 1471 325">
          <text:p/>
        </draw:connector>
        <draw:custom-shape draw:style-name="gr51" draw:text-style-name="P26" xml:id="id65" draw:id="id65" draw:layer="layout" svg:width="3.516cm" svg:height="1.091cm" svg:x="21.32cm" svg:y="31.988cm">
          <text:p text:style-name="P3"><text:span text:style-name="T2">bgCorrecte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6" draw:id="id66" draw:layer="layout" svg:width="4.191cm" svg:height="0.889cm" svg:x="26.527cm" svg:y="31.3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30.429cm" svg:x2="23.078cm" svg:y2="31.988cm" draw:start-shape="id53" draw:end-shape="id65" draw:end-glue-point="4" svg:d="M26735 30429h-502l-3155 1057v502" svg:viewBox="0 0 3658 1560">
          <text:p/>
        </draw:connector>
        <draw:connector draw:style-name="gr13" draw:text-style-name="P14" draw:layer="layout" draw:type="lines" svg:x1="28.097cm" svg:y1="34.531cm" svg:x2="23.078cm" svg:y2="33.079cm" draw:start-shape="id64" draw:start-glue-point="5" draw:end-shape="id65" draw:end-glue-point="6" svg:d="M28097 34531h-501l-4518-951v-501" svg:viewBox="0 0 5020 1453">
          <text:p/>
        </draw:connector>
        <draw:connector draw:style-name="gr13" draw:text-style-name="P14" draw:layer="layout" draw:type="lines" svg:x1="24.836cm" svg:y1="32.534cm" svg:x2="26.527cm" svg:y2="31.829cm" draw:start-shape="id65" draw:start-glue-point="7" draw:end-shape="id66" draw:end-glue-point="5" svg:d="M24836 32534h502l687-705h502" svg:viewBox="0 0 1692 706">
          <text:p/>
        </draw:connector>
        <draw:custom-shape draw:style-name="gr47" draw:text-style-name="P12" xml:id="id58" draw:id="id58" draw:layer="layout" svg:width="3.81cm" svg:height="0.643cm" svg:x="28.098cm" svg:y="36.336cm">
          <text:p text:style-name="P3"><text:span text:style-name="T2">diagDiph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6" xml:id="id67" draw:id="id67" draw:layer="layout" svg:width="2.582cm" svg:height="1.016cm" svg:x="33.512cm" svg:y="35.9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908cm" svg:y1="36.658cm" svg:x2="33.512cm" svg:y2="36.433cm" draw:start-shape="id58" draw:start-glue-point="7" draw:end-shape="id67" draw:end-glue-point="5" svg:d="M31908 36658h502l601-225h501" svg:viewBox="0 0 1605 226">
          <text:p/>
        </draw:connector>
        <draw:connector draw:style-name="gr13" draw:text-style-name="P14" draw:layer="layout" draw:type="lines" svg:x1="33.512cm" svg:y1="36.433cm" svg:x2="31.907cm" svg:y2="35.339cm" draw:start-shape="id67" draw:start-glue-point="5" draw:end-shape="id62" draw:end-glue-point="7" svg:d="M33512 36433h-501l-602-1094h-502" svg:viewBox="0 0 1606 1095">
          <text:p/>
        </draw:connector>
        <draw:custom-shape draw:style-name="gr54" draw:text-style-name="P26" xml:id="id68" draw:id="id68" draw:layer="layout" svg:width="4.017cm" svg:height="1.162cm" svg:x="32.224cm" svg:y="24.657cm">
          <text:p text:style-name="P3"><text:span text:style-name="T2">diphotonFit.cpp</text:span></text:p>
          <text:p text:style-name="P3"><text:span text:style-name="T5">(reweight tree with </text:span><text:span text:style-name="T5">sWeights)</text:span></text:p>
          <text:p text:style-name="P3"><text:span text:style-name="T5">[ cf. purity usage </text:span><text:span text:style-name="T5">below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s" svg:x1="30.082cm" svg:y1="23.341cm" svg:x2="32.224cm" svg:y2="25.238cm" draw:start-shape="id48" draw:start-glue-point="8" draw:end-shape="id68" draw:end-glue-point="5" svg:d="M30082 23341v501l1640 1396h502" svg:viewBox="0 0 2143 1898">
          <text:p/>
        </draw:connector>
        <draw:line draw:style-name="gr55" draw:text-style-name="P14" draw:layer="layout" svg:x1="19.727cm" svg:y1="36.179cm" svg:x2="19.727cm" svg:y2="9.001cm">
          <text:p/>
        </draw:line>
        <draw:line draw:style-name="gr56" draw:text-style-name="P14" draw:layer="layout" svg:x1="18.145cm" svg:y1="13.573cm" svg:x2="19.669cm" svg:y2="13.573cm">
          <text:p/>
        </draw:line>
        <draw:line draw:style-name="gr57" draw:text-style-name="P14" draw:layer="layout" svg:x1="18.145cm" svg:y1="13.573cm" svg:x2="19.373cm" svg:y2="13.5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5-05T10:52:21.508356735</dc:date>
    <meta:editing-duration>PT2H45M4S</meta:editing-duration>
    <meta:editing-cycles>46</meta:editing-cycles>
    <meta:generator>LibreOffice/6.0.7.3$Linux_X86_64 LibreOffice_project/00m0$Build-3</meta:generator>
    <meta:document-statistic meta:object-count="146"/>
  </office:meta>
</office:document-meta>
</file>